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d18" officeooo:paragraph-rsid="0004dd18"/>
    </style:style>
    <style:style style:name="T1" style:family="text">
      <style:text-properties fo:color="#80000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fo:background-color="#ffff00" loext:char-shading-value="0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</text:span> <text:span text:style-name="T5">Odt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09:53:05.565501251</meta:creation-date>
    <dc:date>2016-01-26T11:02:43.640650321</dc:date>
    <meta:editing-duration>PT1M2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1" meta:word-count="2" meta:character-count="9" meta:non-whitespace-character-count="8"/>
  </office:meta>
</office:document-meta>
</file>